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30cd67" officeooo:paragraph-rsid="0030cd67"/>
    </style:style>
    <style:style style:name="P4" style:family="paragraph" style:parent-style-name="Standard">
      <style:text-properties style:font-name="Liberation Serif1" fo:language="it" fo:country="IT" officeooo:rsid="00421771" officeooo:paragraph-rsid="00421771"/>
    </style:style>
    <style:style style:name="P5" style:family="paragraph" style:parent-style-name="Standard">
      <style:text-properties style:font-name="Liberation Serif1" fo:language="it" fo:country="IT" officeooo:rsid="002a87ca" officeooo:paragraph-rsid="0044e774"/>
    </style:style>
    <style:style style:name="P6" style:family="paragraph" style:parent-style-name="Standard">
      <style:text-properties style:font-name="Liberation Serif1" fo:language="it" fo:country="IT" officeooo:rsid="004989f1" officeooo:paragraph-rsid="004989f1"/>
    </style:style>
    <style:style style:name="P7" style:family="paragraph" style:parent-style-name="Standard">
      <style:text-properties style:font-name="Liberation Serif1" fo:language="it" fo:country="IT" officeooo:rsid="004a4f60" officeooo:paragraph-rsid="004a4f60"/>
    </style:style>
    <style:style style:name="P8" style:family="paragraph" style:parent-style-name="Standard">
      <style:text-properties style:font-name="Liberation Serif1" fo:language="it" fo:country="IT" officeooo:rsid="004c3ad7" officeooo:paragraph-rsid="004c3ad7"/>
    </style:style>
    <style:style style:name="P9" style:family="paragraph" style:parent-style-name="Standard">
      <style:text-properties style:font-name="Liberation Serif1" fo:language="it" fo:country="IT" officeooo:rsid="004efb5e" officeooo:paragraph-rsid="004efb5e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font-name="Liberation Serif1" fo:language="it" fo:country="IT" officeooo:rsid="0002b589" officeooo:paragraph-rsid="0002b589"/>
    </style:style>
    <style:style style:name="P24" style:family="paragraph" style:parent-style-name="Standard">
      <style:text-properties style:font-name="Liberation Serif1" fo:language="it" fo:country="IT" officeooo:rsid="0002b589" officeooo:paragraph-rsid="0050fc51"/>
    </style:style>
    <style:style style:name="P25" style:family="paragraph" style:parent-style-name="Standard">
      <style:text-properties style:font-name="Liberation Serif1" fo:language="it" fo:country="IT" officeooo:rsid="0050fc51" officeooo:paragraph-rsid="0050fc51"/>
    </style:style>
    <style:style style:name="P26" style:family="paragraph" style:parent-style-name="Standard">
      <style:text-properties style:font-name="Liberation Serif1" fo:language="it" fo:country="IT" officeooo:rsid="0053a172" officeooo:paragraph-rsid="0053a172"/>
    </style:style>
    <style:style style:name="P27" style:family="paragraph" style:parent-style-name="Standard">
      <style:paragraph-properties fo:text-align="start" style:justify-single-word="false"/>
      <style:text-properties style:font-name="Liberation Serif1" fo:language="it" fo:country="IT" officeooo:rsid="0013f910" officeooo:paragraph-rsid="0005b1bd"/>
    </style:style>
    <style:style style:name="P28" style:family="paragraph" style:parent-style-name="Standard">
      <style:text-properties style:font-name="Liberation Serif1" fo:language="it" fo:country="IT" officeooo:rsid="0055e7f0" officeooo:paragraph-rsid="0055e7f0"/>
    </style:style>
    <style:style style:name="P29" style:family="paragraph" style:parent-style-name="Standard">
      <style:text-properties style:font-name="Liberation Serif1" fo:language="it" fo:country="IT" officeooo:rsid="00565ae8" officeooo:paragraph-rsid="00565ae8"/>
    </style:style>
    <style:style style:name="P30" style:family="paragraph" style:parent-style-name="Standard">
      <style:text-properties style:font-name="Liberation Serif1" fo:language="it" fo:country="IT" officeooo:rsid="0057e0fc" officeooo:paragraph-rsid="0057e0fc"/>
    </style:style>
    <style:style style:name="P31" style:family="paragraph" style:parent-style-name="Standard">
      <style:text-properties style:font-name="Liberation Serif1" fo:language="it" fo:country="IT" officeooo:rsid="005f51c8" officeooo:paragraph-rsid="005f51c8"/>
    </style:style>
    <style:style style:name="P32" style:family="paragraph" style:parent-style-name="Standard">
      <style:text-properties style:text-line-through-style="solid" style:text-line-through-type="single" style:font-name="Liberation Serif1" fo:language="it" fo:country="IT" officeooo:rsid="002e714d" officeooo:paragraph-rsid="003b2578"/>
    </style:style>
    <style:style style:name="P33" style:family="paragraph" style:parent-style-name="Standard">
      <style:text-properties style:text-line-through-style="solid" style:text-line-through-type="single" style:font-name="Liberation Serif1" fo:language="it" fo:country="IT" officeooo:rsid="003b2578" officeooo:paragraph-rsid="003b25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2ffd7c"/>
    </style:style>
    <style:style style:name="T4" style:family="text">
      <style:text-properties officeooo:rsid="0030cd67"/>
    </style:style>
    <style:style style:name="T5" style:family="text">
      <style:text-properties officeooo:rsid="0031c026"/>
    </style:style>
    <style:style style:name="T6" style:family="text">
      <style:text-properties officeooo:rsid="00324bac"/>
    </style:style>
    <style:style style:name="T7" style:family="text">
      <style:text-properties officeooo:rsid="0032f87d"/>
    </style:style>
    <style:style style:name="T8" style:family="text">
      <style:text-properties officeooo:rsid="003497c8"/>
    </style:style>
    <style:style style:name="T9" style:family="text">
      <style:text-properties officeooo:rsid="00357077"/>
    </style:style>
    <style:style style:name="T10" style:family="text">
      <style:text-properties officeooo:rsid="0035af7e"/>
    </style:style>
    <style:style style:name="T11" style:family="text">
      <style:text-properties officeooo:rsid="0036d570"/>
    </style:style>
    <style:style style:name="T12" style:family="text">
      <style:text-properties officeooo:rsid="003b2e89"/>
    </style:style>
    <style:style style:name="T13" style:family="text">
      <style:text-properties officeooo:rsid="003c0f0d"/>
    </style:style>
    <style:style style:name="T14" style:family="text">
      <style:text-properties officeooo:rsid="003c8c85"/>
    </style:style>
    <style:style style:name="T15" style:family="text">
      <style:text-properties officeooo:rsid="003de8b7"/>
    </style:style>
    <style:style style:name="T16" style:family="text">
      <style:text-properties officeooo:rsid="003e9fd6"/>
    </style:style>
    <style:style style:name="T17" style:family="text">
      <style:text-properties officeooo:rsid="003f7507"/>
    </style:style>
    <style:style style:name="T18" style:family="text">
      <style:text-properties officeooo:rsid="00523db4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5779fd"/>
    </style:style>
    <style:style style:name="T21" style:family="text">
      <style:text-properties officeooo:rsid="0057e0fc"/>
    </style:style>
    <style:style style:name="T22" style:family="text">
      <style:text-properties officeooo:rsid="005a0240"/>
    </style:style>
    <style:style style:name="T23" style:family="text">
      <style:text-properties officeooo:rsid="005badf8"/>
    </style:style>
    <style:style style:name="T24" style:family="text">
      <style:text-properties officeooo:rsid="005c35e2"/>
    </style:style>
    <style:style style:name="T25" style:family="text">
      <style:text-properties officeooo:rsid="005d0eb8"/>
    </style:style>
    <style:style style:name="T26" style:family="text">
      <style:text-properties officeooo:rsid="006095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>Elaborato per il corso di Basi di Dati</text:p>
      <text:p text:style-name="P12">A.A 2023/2024</text:p>
      <text:p text:style-name="P10"/>
      <text:p text:style-name="P10"/>
      <text:p text:style-name="P13">progetto di una base di dati per la gestione di una compagnia aerea</text:p>
      <text:p text:style-name="P13"/>
      <text:p text:style-name="P13"/>
      <text:p text:style-name="P16">Daniele Muffato</text:p>
      <text:p text:style-name="P11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Analisi dei requisiti</text:p>
            <text:p text:style-name="P18">Intervista</text:p>
          </table:table-cell>
          <table:table-cell table:style-name="Table1.A1" office:value-type="string">
            <text:p text:style-name="P19"/>
            <text:p text:style-name="P18">3</text:p>
          </table:table-cell>
        </table:table-row>
        <table:table-row table:style-name="Table1.1">
          <table:table-cell table:style-name="Table1.A2" office:value-type="string">
            <text:p text:style-name="P17">Progettazione concettuale</text:p>
            <text:p text:style-name="P20"/>
          </table:table-cell>
          <table:table-cell table:style-name="Table1.A2" office:value-type="string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17">Progettazione logica</text:p>
            <text:p text:style-name="P22"/>
          </table:table-cell>
          <table:table-cell table:style-name="Table1.B3">
            <text:p text:style-name="P21"/>
          </table:table-cell>
        </table:table-row>
        <table:table-row table:style-name="Table1.1">
          <table:table-cell table:style-name="Table1.A2" office:value-type="string">
            <text:p text:style-name="P17">Progettazione dell’applicazione</text:p>
            <text:p text:style-name="P20"/>
          </table:table-cell>
          <table:table-cell table:style-name="Table1.B3">
            <text:p text:style-name="P21"/>
          </table:table-cell>
        </table:table-row>
      </table:table>
      <text:p text:style-name="P2"/>
      <text:p text:style-name="P15">Analisi dei requisiti</text:p>
      <text:p text:style-name="P23"/>
      <text:p text:style-name="P25">Si vuole realizzare un applicativo a supporto di una compagnia aerea. A tal proposito sarà necessario la progettazione di una basi di dati per la memorizzazione delle tratte effettuate, dei veicoli utilizzati, del personale di bordo e dei passeggeri. </text:p>
      <text:p text:style-name="P25">Inoltre si vuole <text:span text:style-name="T18">fornire un interfaccia grafica ai passeggeri per comprare i biglietti per le suddette tratte.</text:span></text:p>
      <text:p text:style-name="P24"/>
      <text:p text:style-name="P24"/>
      <text:p text:style-name="P27"><text:span text:style-name="T19">Intervista</text:span></text:p>
      <text:p text:style-name="P26"/>
      <text:p text:style-name="P29">Si vogliono memorizzare nel database tutti i voli previsti ed effettuati. Ogni volo è identificato dall’aeroporto di partenza, dall’aeroporto di destinazione e dalla data e ora di partenza. <text:span text:style-name="T20">L’applicativo dovrà consentire di aggiungere </text:span><text:span text:style-name="T21">o cancellare voli e di memorizzare l’orario di partenza e di arrivo effettivi.</text:span></text:p>
      <text:p text:style-name="P30"><text:span text:style-name="T23">Un aeroporto</text:span> <text:span text:style-name="T23">è </text:span>identificati da <text:span text:style-name="T22">un </text:span>codice ICAO, e<text:span text:style-name="T24">d è </text:span>caratterizzat<text:span text:style-name="T24">o</text:span> dallo <text:span text:style-name="T25">città e stato di appartenenza.</text:span></text:p>
      <text:p text:style-name="P31">Si vuole inoltre memorizzare tutti gli aeroplani posseduti e noleggiati dalla compagnia, e bisogna tener traccia <text:span text:style-name="T26">di </text:span>quale mezzo effettua ogni volo. Ogni aeroplano è un modello costruito da un produttore, e ogni velivolo dello stesso modello ha la identica configurazione dei sedili per i passeggeri. </text:p>
      <text:p text:style-name="P28"/>
      <text:p text:style-name="P32">Per ogni volo effettuato dalla compagnia si vuole memorizzare l’aeroport<text:span text:style-name="T14">o</text:span>, la data, l’ora di partenza e di arrivo, <text:span text:style-name="T3">l’aereo utilizzato, i passeggeri, lo staff e i piloti a bordo. </text:span></text:p>
      <text:p text:style-name="P33">Un volo può essere occasionale o periodico. <text:span text:style-name="T12">I voli occasionali avvengono una sola volta, mentre i voli periodici si ripetono ogni settimana, </text:span><text:span text:style-name="T13">in un periodo </text:span><text:span text:style-name="T15">compreso tra una data di inizio e una data di fine, </text:span><text:span text:style-name="T16">e possono avvenire multiple volte in possibilmente ogni giorno della settimana.</text:span></text:p>
      <text:p text:style-name="P32"><text:span text:style-name="T3">Ogni aeroporto è identificato da un codice univoco </text:span><text:span text:style-name="T4">(</text:span><text:span text:style-name="T3">ICAO</text:span><text:span text:style-name="T4">)</text:span><text:span text:style-name="T3">, ed è caratterizzato dalla città e lo stato in cui è locato. </text:span></text:p>
      <text:p text:style-name="P3">La compagnia <text:span text:style-name="T5">opera diversi modelli di aerei, identificati </text:span><text:span text:style-name="T8">univocamente </text:span><text:span text:style-name="T5">da</text:span><text:span text:style-name="T8">l produttore e </text:span><text:span text:style-name="T10">da </text:span><text:span text:style-name="T8">un nome </text:span><text:span text:style-name="T15">univoco rispetto al produttore</text:span><text:span text:style-name="T5">, e di ogni modello </text:span><text:span text:style-name="T17">si</text:span><text:span text:style-name="T5"> dispone di multipli veicoli. </text:span><text:span text:style-name="T6">Per ogni veicol</text:span><text:span text:style-name="T7">o</text:span><text:span text:style-name="T6">, si vuole </text:span><text:span text:style-name="T9">inoltre</text:span><text:span text:style-name="T6"> </text:span><text:span text:style-name="T9">memorizzare </text:span><text:span text:style-name="T6">se è in noleggio, o di proprietà </text:span><text:span text:style-name="T9">della compagnia</text:span><text:span text:style-name="T6">. </text:span><text:span text:style-name="T10">Ogni aereo è suddiviso in tre classi di viaggio (classe economica, prima classe e classe business), ognuna con prezzi dei biglietti diversi. </text:span><text:span text:style-name="T11">Per ogni modello di aereo la distribuzione dei posti in ogni classe è uguale, ma può cambiare in modelli diversi. </text:span></text:p>
      <text:p text:style-name="P4">Per il personale a bordo, si vuole memorizzare il nome, cognome, codice fiscale, data di nascita e la data in cui è stato segnato il contratto per l’assunzione. Per i piloti si vuole inoltre memorizzare il corrente grado di comando (comandante o primo ufficiale) e anche le ore di volo effettuate con la compagnia e in totale.</text:p>
      <text:p text:style-name="P5"/>
      <text:p text:style-name="P6">I passeggeri avranno a disposizione un’interfaccia per comprare biglietti, dove per accedere dovrà iscriversi, inserendo nome, cognome, codice fiscale, un’email e una password che verrà poi memorizzata (in chiaro, per semplicità), e sarà necessaria, insieme all’email, per accedere all’applicativo. </text:p>
      <text:p text:style-name="P7">Una volta effettuato l’iscrizione e l’accesso all’applicativo, l’utente potrà ricercare i voli lungo una tratta specificata, e potrà vedere i risultati ordinati cronologicamente, nella data specificata.</text:p>
      <text:p text:style-name="P8">Il cliente potrà successivamente scegliere la classe di servizio (classe economica, prima classe, o classe business), potrà opzionalmente scegliere un posto a sedere, bagagli extra, pranzo incluso (ognuno ha un prezzo aggiuntivo, che dipende dalla classe di servizio scelta).</text:p>
      <text:p text:style-name="P9"><text:soft-page-break/>Inoltre il passeggero potrà visualizzare la lista dei biglietti acquistati, ancora validi (cioè i voli indicati dal biglietto non sono ancora stati effettuati)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4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7T19:23:27.742972033</dc:date>
    <meta:editing-duration>PT10H24M25S</meta:editing-duration>
    <meta:editing-cycles>82</meta:editing-cycles>
    <meta:print-date>2024-03-23T15:55:12.632544733</meta:print-date>
    <meta:printed-by>PDF files</meta:printed-by>
    <meta:document-statistic meta:table-count="1" meta:image-count="0" meta:object-count="0" meta:page-count="4" meta:paragraph-count="29" meta:word-count="574" meta:character-count="3760" meta:non-whitespace-character-count="3207"/>
  </office:meta>
</office:document-meta>
</file>